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1.27cm" fo:margin-right="0cm" fo:margin-top="0cm" fo:margin-bottom="0cm" style:contextual-spacing="false" fo:line-height="100%" fo:text-indent="-1.27cm" style:auto-text-indent="false"/>
      <style:text-properties officeooo:paragraph-rsid="000d5f92"/>
    </style:style>
    <style:style style:name="P2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404040" loext:opacity="100%" style:font-name="Times New Roman" style:font-name-complex="Menlo" style:font-size-complex="9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4" style:family="paragraph" style:parent-style-name="Standard">
      <style:paragraph-properties fo:margin-left="1.27cm" fo:margin-right="0cm" fo:margin-top="0cm" fo:margin-bottom="0cm" style:contextual-spacing="false" fo:line-height="100%" fo:text-indent="-1.27cm" style:auto-text-indent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fo:font-style="italic" style:font-style-asian="italic" style:font-name-complex="Times New Roman1"/>
    </style:style>
    <style:style style:name="T4" style:family="text">
      <style:text-properties style:font-name="Times New Roman" fo:font-style="italic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Works Cited</text:span></text:p>
      <text:p text:style-name="P2"/>
      <text:p text:style-name="P4"><text:span text:style-name="T2">Bhanuprakash, Abhiram, et al. “A Fininte Difference Model for Articulated Slide-String Simulation.” </text:span><text:span text:style-name="T3">DAFX</text:span><text:span text:style-name="T2">, 2020, http://dafx.de/paper-archive/2020/proceedings/papers/DAFx2020_paper_68.pdf. Accessed 1 Nov. 2022.</text:span></text:p>
      <text:p text:style-name="P4"><text:span text:style-name="T2"/></text:p>
      <text:p text:style-name="P4"><text:span text:style-name="T2">Evangelista, Gianpaolo, and Fredrik Eckerholm. “Player–Instrument Interaction Models for Digital Waveguide Synthesis of Guitar: Touch and Collisions.” </text:span><text:span text:style-name="T3">IEEE Transactions on Audio, Speech, and Language Processing</text:span><text:span text:style-name="T2">, vol. 18, no. 4, May 2010, pp. 822–832., https://doi.org/10.1109/tasl.2009.2038822.</text:span></text:p>
      <text:p text:style-name="P4"><text:span text:style-name="T2"/></text:p>
      <text:p text:style-name="P4"><text:span text:style-name="T2">Evangelista, Gianpaolo. “Physical Model of the Slide Guitar: an Approach Based on Contact Forces.” Audio Engineering Society, 2012, https://www.aes.org/e-lib/. Accessed 1 Nov. 2022.</text:span></text:p>
      <text:p text:style-name="P4"><text:span text:style-name="T2"/></text:p>
      <text:p text:style-name="P4"><text:span text:style-name="T2">Evangelista, Gianpaolo. “Physical Model of the String-Fret Interaction.” </text:span><text:span text:style-name="T3">DAFX</text:span><text:span text:style-name="T2">, 2011, http://dafx.de/. Accessed 1 Nov. 2022.</text:span></text:p>
      <text:p text:style-name="P4"><text:span text:style-name="T2"/></text:p>
      <text:p text:style-name="P4"><text:span text:style-name="T2">Jaffe, David A., and Julius O. Smith. “Extensions of the Karplus-Strong Plucked-String Algorithm.” </text:span><text:span text:style-name="T3">Computer Music Journal</text:span><text:span text:style-name="T2">, vol. 7, no. 2, 1983, pp. 56–69., https://doi.org/10.2307/3680063.</text:span></text:p>
      <text:p text:style-name="P4"><text:span text:style-name="T2"/></text:p>
      <text:p text:style-name="P4"><text:span text:style-name="T2">Karplus, Kevin, and Alex Strong. “Digital Synthesis of Plucked-String and Drum Timbres.” </text:span><text:span text:style-name="T3">Computer Music Journal</text:span><text:span text:style-name="T2">, vol. 7, no. 2, 1983, pp. 43–55., https://doi.org/10.2307/3680062.</text:span></text:p>
      <text:p text:style-name="P4"><text:span text:style-name="T2"/></text:p>
      <text:p text:style-name="P4"><text:span text:style-name="T2">Pakarinen, J., et al. “Analysis of Handling Noises on Wound Strings.” </text:span><text:span text:style-name="T3">The Journal of the Acoustical Society of America</text:span><text:span text:style-name="T2">, vol. 122, no. 6, 2007, pp. EL197–EL202., https://doi.org/10.1121/1.2786607.</text:span></text:p>
      <text:p text:style-name="P4"><text:span text:style-name="T2"/></text:p>
      <text:p text:style-name="P4"><text:span text:style-name="T2">Pakarinen, Jyri, et al. “Virtual Slide Guitar.” </text:span><text:span text:style-name="T3">Computer Music Journal</text:span><text:span text:style-name="T2">, vol. 32, no. 3, 2008, pp. 42–54., https://doi.org/10.1162/comj.2008.32.3.42.</text:span></text:p>
      <text:p text:style-name="P4"><text:span text:style-name="T2"/></text:p>
      <text:p text:style-name="P4"><text:span text:style-name="T2">Penttinen, Henri, et al. “Model-Based Sound Synthesis of the Guqin.” </text:span><text:span text:style-name="T3">The Journal of the Acoustical Society of America</text:span><text:span text:style-name="T2">, vol. 120, no. 6, Jan. 2007, pp. 4052–4063., https://doi.org/10.1121/1.2360422.</text:span></text:p>
      <text:p text:style-name="P4"><text:span text:style-name="T2"/></text:p>
      <text:p text:style-name="P4"><text:span text:style-name="T2">Puputti, Tapio. “Real-Time Implementation of the Virtual Air Slide Guitar.” </text:span><text:span text:style-name="T3">Helsinki/Aalto University</text:span><text:span text:style-name="T2">, 2010.</text:span></text:p>
      <text:p text:style-name="P4"><text:span text:style-name="T2"/></text:p>
      <text:p text:style-name="P1"><text:span text:style-name="T2">Sullivan, Charles R. “Extending the Karplus-Strong Algorithm to Synthesize Electric Guitar Timbres with Distortion and Feedback.” </text:span><text:span text:style-name="T4">Computer Music Journal</text:span><text:span text:style-name="T2">, vol. 14, no. 3, 1990, pp. 26–37., https://doi.org/10.2307/3679957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fo:font-size="12pt" style:font-size-asian="12pt" style:font-size-complex="12pt"/>
    </style:style>
    <style:style style:name="Footer_20_Char" style:display-name="Footer Char" style:family="text" style:parent-style-name="Default_20_Paragraph_20_Font" loext:linked-style-name="Footer">
      <style:text-properties fo:font-size="12pt" style:font-size-asian="12pt" style:font-size-complex="12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</meta:editing-cycles>
    <meta:creation-date>2018-12-05T18:01:00</meta:creation-date>
    <dc:date>2022-11-07T11:22:13.122000000</dc:date>
    <meta:editing-duration>PT2M24S</meta:editing-duration>
    <meta:generator>LibreOffice/7.3.6.2$Windows_X86_64 LibreOffice_project/c28ca90fd6e1a19e189fc16c05f8f8924961e12e</meta:generator>
    <meta:document-statistic meta:table-count="0" meta:image-count="0" meta:object-count="0" meta:page-count="1" meta:paragraph-count="12" meta:word-count="260" meta:character-count="2053" meta:non-whitespace-character-count="1812"/>
    <meta:user-defined meta:name="AppVersion">15.0000</meta:user-defined>
    <meta:template xlink:type="simple" xlink:actuate="onRequest" xlink:title="Normal.dotm" xlink:href=""/>
  </office:meta>
</office:document-meta>
</file>